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MU Typewriter Text" svg:font-family="'CMU Typewriter Text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2b23d" officeooo:paragraph-rsid="0022b23d"/>
    </style:style>
    <style:style style:name="P2" style:family="paragraph" style:parent-style-name="Text_20_body" style:list-style-name="L3">
      <style:text-properties officeooo:rsid="0024943e" officeooo:paragraph-rsid="0024943e"/>
    </style:style>
    <style:style style:name="P3" style:family="paragraph" style:parent-style-name="Text_20_body" style:list-style-name="L3">
      <style:text-properties officeooo:rsid="0024943e" officeooo:paragraph-rsid="0027a113"/>
    </style:style>
    <style:style style:name="P4" style:family="paragraph" style:parent-style-name="Text_20_body" style:list-style-name="L4">
      <style:text-properties officeooo:rsid="0024943e" officeooo:paragraph-rsid="0024943e"/>
    </style:style>
    <style:style style:name="P5" style:family="paragraph" style:parent-style-name="Text_20_body">
      <style:text-properties officeooo:rsid="0024943e" officeooo:paragraph-rsid="0027a113"/>
    </style:style>
    <style:style style:name="P6" style:family="paragraph" style:parent-style-name="Text_20_body" style:list-style-name="L10">
      <style:text-properties officeooo:rsid="0024943e" officeooo:paragraph-rsid="0027a113"/>
    </style:style>
    <style:style style:name="P7" style:family="paragraph" style:parent-style-name="Text_20_body">
      <style:text-properties officeooo:rsid="0025a3d9" officeooo:paragraph-rsid="0025a3d9"/>
    </style:style>
    <style:style style:name="P8" style:family="paragraph" style:parent-style-name="Text_20_body" style:list-style-name="L5">
      <style:text-properties officeooo:rsid="0025a3d9" officeooo:paragraph-rsid="0025a3d9"/>
    </style:style>
    <style:style style:name="P9" style:family="paragraph" style:parent-style-name="Text_20_body" style:list-style-name="L6">
      <style:text-properties officeooo:rsid="0025a3d9" officeooo:paragraph-rsid="0025a3d9"/>
    </style:style>
    <style:style style:name="P10" style:family="paragraph" style:parent-style-name="Text_20_body" style:list-style-name="L7">
      <style:text-properties officeooo:rsid="0025a3d9" officeooo:paragraph-rsid="0025a3d9"/>
    </style:style>
    <style:style style:name="P11" style:family="paragraph" style:parent-style-name="Text_20_body">
      <style:text-properties officeooo:rsid="0025a3d9" officeooo:paragraph-rsid="0027a113"/>
    </style:style>
    <style:style style:name="P12" style:family="paragraph" style:parent-style-name="Text_20_body">
      <style:text-properties fo:font-weight="bold" officeooo:rsid="0024dd12" officeooo:paragraph-rsid="0024dd12" style:font-weight-asian="bold" style:font-weight-complex="bold"/>
    </style:style>
    <style:style style:name="P13" style:family="paragraph" style:parent-style-name="Text_20_body">
      <style:text-properties fo:font-weight="bold" officeooo:rsid="0024dd12" officeooo:paragraph-rsid="0027a113" style:font-weight-asian="bold" style:font-weight-complex="bold"/>
    </style:style>
    <style:style style:name="P14" style:family="paragraph" style:parent-style-name="Text_20_body" style:list-style-name="L7">
      <style:text-properties officeooo:rsid="0027a113" officeooo:paragraph-rsid="0027a113"/>
    </style:style>
    <style:style style:name="P15" style:family="paragraph" style:parent-style-name="Text_20_body" style:list-style-name="L8">
      <style:text-properties officeooo:rsid="0027a113" officeooo:paragraph-rsid="0027a113"/>
    </style:style>
    <style:style style:name="P16" style:family="paragraph" style:parent-style-name="Text_20_body" style:list-style-name="L9">
      <style:text-properties officeooo:rsid="0027a113" officeooo:paragraph-rsid="0027a113"/>
    </style:style>
    <style:style style:name="P17" style:family="paragraph" style:parent-style-name="Text_20_body" style:list-style-name="L3">
      <style:text-properties officeooo:rsid="0027a113" officeooo:paragraph-rsid="0027a113"/>
    </style:style>
    <style:style style:name="P18" style:family="paragraph" style:parent-style-name="Text_20_body" style:list-style-name="L11">
      <style:text-properties officeooo:rsid="0027a113" officeooo:paragraph-rsid="0027a113"/>
    </style:style>
    <style:style style:name="P19" style:family="paragraph" style:parent-style-name="Text_20_body" style:list-style-name="L9">
      <style:text-properties officeooo:rsid="00292ffc" officeooo:paragraph-rsid="00292ffc"/>
    </style:style>
    <style:style style:name="P20" style:family="paragraph" style:parent-style-name="Text_20_body">
      <style:text-properties officeooo:rsid="00292ffc" officeooo:paragraph-rsid="00292ffc"/>
    </style:style>
    <style:style style:name="P21" style:family="paragraph" style:parent-style-name="Text_20_body" style:list-style-name="L12">
      <style:text-properties officeooo:rsid="00292ffc" officeooo:paragraph-rsid="00292ffc"/>
    </style:style>
    <style:style style:name="P22" style:family="paragraph" style:parent-style-name="Text_20_body" style:list-style-name="L13">
      <style:text-properties officeooo:rsid="00292ffc" officeooo:paragraph-rsid="00292ffc"/>
    </style:style>
    <style:style style:name="P23" style:family="paragraph" style:parent-style-name="Text_20_body" style:list-style-name="L12">
      <style:text-properties officeooo:rsid="002a83df" officeooo:paragraph-rsid="002a83df"/>
    </style:style>
    <style:style style:name="P24" style:family="paragraph" style:parent-style-name="Text_20_body" style:list-style-name="L15">
      <style:text-properties officeooo:rsid="002b7cde" officeooo:paragraph-rsid="002b7cde"/>
    </style:style>
    <style:style style:name="P25" style:family="paragraph" style:parent-style-name="Text_20_body" style:list-style-name="L12">
      <style:text-properties officeooo:rsid="002b7cde" officeooo:paragraph-rsid="002b7cde"/>
    </style:style>
    <style:style style:name="P26" style:family="paragraph" style:parent-style-name="Text_20_body" style:list-style-name="L13">
      <style:text-properties officeooo:rsid="002b7cde" officeooo:paragraph-rsid="002b7cde"/>
    </style:style>
    <style:style style:name="P27" style:family="paragraph" style:parent-style-name="Heading_20_1">
      <style:text-properties officeooo:rsid="0022b23d" officeooo:paragraph-rsid="0022b23d"/>
    </style:style>
    <style:style style:name="P28" style:family="paragraph" style:parent-style-name="Heading_20_1">
      <style:paragraph-properties fo:break-before="page"/>
      <style:text-properties officeooo:rsid="0025a3d9" officeooo:paragraph-rsid="0025a3d9"/>
    </style:style>
    <style:style style:name="P29" style:family="paragraph" style:parent-style-name="Heading_20_1">
      <style:paragraph-properties fo:break-before="page"/>
      <style:text-properties officeooo:rsid="00292ffc" officeooo:paragraph-rsid="00292ffc"/>
    </style:style>
    <style:style style:name="P30" style:family="paragraph" style:parent-style-name="Heading_20_2">
      <style:text-properties officeooo:rsid="0025a3d9" officeooo:paragraph-rsid="0025a3d9"/>
    </style:style>
    <style:style style:name="P31" style:family="paragraph" style:parent-style-name="Heading_20_2">
      <style:text-properties officeooo:rsid="0027a113" officeooo:paragraph-rsid="0027a113"/>
    </style:style>
    <style:style style:name="P32" style:family="paragraph" style:parent-style-name="Heading_20_2">
      <style:text-properties officeooo:paragraph-rsid="0027a113"/>
    </style:style>
    <style:style style:name="P33" style:family="paragraph" style:parent-style-name="Heading_20_2">
      <style:text-properties officeooo:rsid="00292ffc" officeooo:paragraph-rsid="00292ffc"/>
    </style:style>
    <style:style style:name="P34" style:family="paragraph" style:parent-style-name="Title">
      <style:text-properties officeooo:rsid="0014a7b2" officeooo:paragraph-rsid="0014a7b2"/>
    </style:style>
    <style:style style:name="P35" style:family="paragraph" style:parent-style-name="Heading_20_3">
      <style:text-properties officeooo:rsid="0024943e" officeooo:paragraph-rsid="0024943e"/>
    </style:style>
    <style:style style:name="P36" style:family="paragraph" style:parent-style-name="Heading_20_3">
      <style:text-properties officeooo:rsid="0024943e" officeooo:paragraph-rsid="0027a113"/>
    </style:style>
    <style:style style:name="P37" style:family="paragraph" style:parent-style-name="Heading_20_3">
      <style:text-properties officeooo:rsid="0025a3d9" officeooo:paragraph-rsid="0025a3d9"/>
    </style:style>
    <style:style style:name="P38" style:family="paragraph" style:parent-style-name="Heading_20_3">
      <style:text-properties officeooo:rsid="0025a3d9" officeooo:paragraph-rsid="0027a113"/>
    </style:style>
    <style:style style:name="P39" style:family="paragraph" style:parent-style-name="Heading_20_3">
      <style:text-properties officeooo:rsid="00292ffc" officeooo:paragraph-rsid="00292ffc"/>
    </style:style>
    <style:style style:name="P40" style:family="paragraph" style:parent-style-name="Heading_20_3">
      <style:text-properties officeooo:rsid="00292ffc" officeooo:paragraph-rsid="002a83df"/>
    </style:style>
    <style:style style:name="T1" style:family="text">
      <style:text-properties officeooo:rsid="0014a7b2"/>
    </style:style>
    <style:style style:name="T2" style:family="text">
      <style:text-properties officeooo:rsid="0025a3d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a113" style:font-weight-asian="bold" style:font-weight-complex="bold"/>
    </style:style>
    <style:style style:name="T5" style:family="text">
      <style:text-properties fo:font-weight="bold" officeooo:rsid="002b7cde" style:font-weight-asian="bold" style:font-weight-complex="bold"/>
    </style:style>
    <style:style style:name="T6" style:family="text">
      <style:text-properties officeooo:rsid="0027a113"/>
    </style:style>
    <style:style style:name="T7" style:family="text">
      <style:text-properties officeooo:rsid="00292ffc"/>
    </style:style>
    <style:style style:name="T8" style:family="text">
      <style:text-properties officeooo:rsid="002b7cde"/>
    </style:style>
    <style:style style:name="T9" style:family="text">
      <style:text-properties officeooo:rsid="002d4c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onstitutive relations for use in steel frame analysis</text:p>
      <text:h text:style-name="P27" text:outline-level="1">Beams and columns</text:h>
      <text:p text:style-name="P1">The beams and columns of the frame will use fiber-discretized wide-flange sections, and the material used should be able to implement residual stresses. <text:span text:style-name="T8">The intent of the strongback is to minimize damage to the surrounding frame; this damage must be able to be evaluated.</text:span></text:p>
      <text:p text:style-name="P12">Proposed <text:span text:style-name="T2">for now</text:span>: Steel02</text:p>
      <text:p text:style-name="P7"><text:span text:style-name="T3">Proposed for later: </text:span><text:span text:style-name="T5">Shen steel</text:span></text:p>
      <text:h text:style-name="P32" text:outline-level="2"><text:span text:style-name="T1">Steel02 (Giuffré-Menegotto-Pinto)</text:span></text:h>
      <text:h text:style-name="P35" text:outline-level="3">Advantages</text:h>
      <text:list xml:id="list4109592559" text:style-name="L3">
        <text:list-item>
          <text:p text:style-name="P2">Smooth transition from elastic to plastic behavior</text:p>
        </text:list-item>
        <text:list-item>
          <text:p text:style-name="P2">Relatively simple to set up—<text:span text:style-name="T2">incorporated in section generators and installed by default</text:span></text:p>
        </text:list-item>
      </text:list>
      <text:h text:style-name="P35" text:outline-level="3">Disadvantages</text:h>
      <text:list xml:id="list1753969384" text:style-name="L4">
        <text:list-item>
          <text:p text:style-name="P4">Parameters that control elastic-plastic transition are poorly defined</text:p>
        </text:list-item>
        <text:list-item>
          <text:p text:style-name="P4">Commonly used; no <text:span text:style-name="T2">standout</text:span> features</text:p>
        </text:list-item>
      </text:list>
      <text:h text:style-name="P31" text:outline-level="2">Shen Steel </text:h>
      <text:h text:style-name="P37" text:outline-level="3">Advantages</text:h>
      <text:list xml:id="list3347909487" text:style-name="L5">
        <text:list-item>
          <text:p text:style-name="P8">Incorporates the yield plateau, which may be important for modeling these elements that provide less energy dissipation than the braces</text:p>
        </text:list-item>
        <text:list-item>
          <text:p text:style-name="P8">If desired, allows for better modeling of local buckling</text:p>
        </text:list-item>
      </text:list>
      <text:h text:style-name="P37" text:outline-level="3">Disadvantages</text:h>
      <text:list xml:id="list67878725" text:style-name="L6">
        <text:list-item>
          <text:p text:style-name="P9">May be overkill for these elements</text:p>
        </text:list-item>
        <text:list-item>
          <text:p text:style-name="P9">Will take more work to get running; I don’t have the material on my installation of OpenSees.</text:p>
        </text:list-item>
      </text:list>
      <text:h text:style-name="P31" text:outline-level="2">Elastic-perfectly-plastic</text:h>
      <text:h text:style-name="P36" text:outline-level="3">Advantages</text:h>
      <text:list xml:id="list233515839512479" text:continue-list="list4109592559" text:style-name="L3">
        <text:list-item>
          <text:p text:style-name="P17">Allows for direct setting of residual stress <text:span text:style-name="T7">(through initial strain)</text:span></text:p>
        </text:list-item>
        <text:list-item>
          <text:p text:style-name="P17">Extremely simple, allowing effort to go to more critical elements/elements of interest</text:p>
        </text:list-item>
      </text:list>
      <text:h text:style-name="P36" text:outline-level="3">Disadvantages</text:h>
      <text:list xml:id="list2786507121" text:style-name="L11">
        <text:list-item>
          <text:p text:style-name="P18">Zero stiffness elements can bork the analysis</text:p>
        </text:list-item>
        <text:list-item>
          <text:p text:style-name="P18">Simplicity can miss interesting behavior</text:p>
        </text:list-item>
      </text:list>
      <text:h text:style-name="P28" text:outline-level="1"><text:span text:style-name="T6">Conventional b</text:span>races</text:h>
      <text:p text:style-name="P7">The braces are the primary energy-dissipating element of the frame, and will most commonly be HSS. W sections are also seen in the literature for use in the strongback. <text:span text:style-name="T6">The sections will be fiber-discretized, and residual stresses should be available.</text:span></text:p>
      <text:p text:style-name="P13">Proposed <text:span text:style-name="T2">for now</text:span>: Steel02</text:p>
      <text:p text:style-name="P11"><text:span text:style-name="T3">Proposed for later: </text:span><text:span text:style-name="T4">Abdel-Rahman (HSS), Shen steel (W)</text:span></text:p>
      <text:h text:style-name="P30" text:outline-level="2">Abdel-Rahman</text:h>
      <text:h text:style-name="P37" text:outline-level="3">Advantages</text:h>
      <text:list xml:id="list553461161" text:style-name="L7">
        <text:list-item>
          <text:p text:style-name="P10">Specifically developed for use with cold-formed shapes like HSS, incorporating <text:span text:style-name="T6">the residual stresses in the corners of such sections</text:span></text:p>
        </text:list-item>
        <text:list-item>
          <text:p text:style-name="P14">Multi-linear nature is easily explained and documented</text:p>
        </text:list-item>
      </text:list>
      <text:h text:style-name="P37" text:outline-level="3">Disadvantages</text:h>
      <text:list xml:id="list2072968544" text:style-name="L8">
        <text:list-item>
          <text:p text:style-name="P15">Not as applicable to W sections</text:p>
        </text:list-item>
        <text:list-item>
          <text:p text:style-name="P15">Not installed on my machine</text:p>
        </text:list-item>
      </text:list>
      <text:h text:style-name="P31" text:outline-level="2">ShenSteel</text:h>
      <text:h text:style-name="P38" text:outline-level="3">Advantages</text:h>
      <text:list xml:id="list233515246713877" text:continue-list="list553461161" text:style-name="L7">
        <text:list-item>
          <text:p text:style-name="P14">Versatile and applicable to both W and HSS sections—can be used to incorporate both Lehigh and HSS residual stress patterns.</text:p>
        </text:list-item>
        <text:list-item>
          <text:p text:style-name="P14">Yield plateau useful for high-cycle low-strain analyses</text:p>
        </text:list-item>
      </text:list>
      <text:h text:style-name="P38" text:outline-level="3">Disadvantages</text:h>
      <text:list xml:id="list3942768885" text:style-name="L9">
        <text:list-item>
          <text:p text:style-name="P19">Complicated; lots of parameters</text:p>
        </text:list-item>
        <text:list-item>
          <text:p text:style-name="P16">Not installed on my machine</text:p>
        </text:list-item>
      </text:list>
      <text:h text:style-name="P32" text:outline-level="2"><text:span text:style-name="T1">Steel02 (Giuffré-Menegotto-Pinto)</text:span></text:h>
      <text:h text:style-name="P36" text:outline-level="3">Advantages</text:h>
      <text:list xml:id="list233516123739404" text:continue-list="list233515839512479" text:style-name="L3">
        <text:list-item>
          <text:p text:style-name="P3">Allows for direct setting of residual stress</text:p>
        </text:list-item>
        <text:list-item>
          <text:p text:style-name="P3">Smooth transition from elastic to plastic behavior</text:p>
        </text:list-item>
        <text:list-item>
          <text:p text:style-name="P3">Relatively simple to set up—<text:span text:style-name="T2">incorporated in section generators and installed by default</text:span></text:p>
        </text:list-item>
      </text:list>
      <text:h text:style-name="P36" text:outline-level="3">Disadvantages</text:h>
      <text:list xml:id="list664707956" text:style-name="L10">
        <text:list-item>
          <text:p text:style-name="P6">Parameters that control elastic-plastic transition are poorly defined</text:p>
        </text:list-item>
        <text:list-item>
          <text:p text:style-name="P6">Commonly used; no standout features</text:p>
        </text:list-item>
      </text:list>
      <text:p text:style-name="P5"/>
      <text:h text:style-name="P29" text:outline-level="1">Buckling-restrained braces</text:h>
      <text:p text:style-name="P20">Buckling-restrained braces will eventually be incorporated into the strongback model. The complexity of a BRB means, somewhat paradoxically, that they frequently use very simple models fit to experimental data. <text:span text:style-name="T9">Typically a single element is used, taking advantage of the lack of internal deformation to prevent buckling. </text:span>Residual stresses are less important. Incorporating both kinematic and isotropic hardening is desired. <text:span text:style-name="T8">Capturing the effect of fracture may be worth investigating, but may also be at such high loads as to be irrelevant.</text:span></text:p>
      <text:h text:style-name="P33" text:outline-level="2">Steel02</text:h>
      <text:h text:style-name="P39" text:outline-level="3">Advantages</text:h>
      <text:list xml:id="list1933099728" text:style-name="L12">
        <text:list-item>
          <text:p text:style-name="P21">Examples of application to BRBs already exist in the literature</text:p>
        </text:list-item>
        <text:list-item>
          <text:p text:style-name="P25">Includes isotropic hardening</text:p>
        </text:list-item>
        <text:list-item>
          <text:p text:style-name="P21">Simple, quick to get up and running</text:p>
        </text:list-item>
      </text:list>
      <text:h text:style-name="P39" text:outline-level="3">Disadvantages</text:h>
      <text:list xml:id="list157245959" text:style-name="L13">
        <text:list-item>
          <text:p text:style-name="P22">Critical elements should probably receive more detailed simulation</text:p>
        </text:list-item>
        <text:list-item>
          <text:p text:style-name="P26">Not clear if it includes kinematic hardening</text:p>
        </text:list-item>
      </text:list>
      <text:h text:style-name="P33" text:outline-level="2">Zona and Dall’Asta</text:h>
      <text:h text:style-name="P40" text:outline-level="3">Advantages</text:h>
      <text:list xml:id="list233516567327523" text:continue-list="list1933099728" text:style-name="L12">
        <text:list-item>
          <text:p text:style-name="P23">Incorporates both kinematic and isotropic hardening</text:p>
        </text:list-item>
        <text:list-item>
          <text:p text:style-name="P25">Specifically developed for BRBs, though still requires calibration</text:p>
        </text:list-item>
        <text:list-item>
          <text:p text:style-name="P25">Captures initial tangent and yield nicely, which other models miss—good for pushover analysis</text:p>
        </text:list-item>
      </text:list>
      <text:h text:style-name="P40" text:outline-level="3">Disadvantages</text:h>
      <text:list xml:id="list2906601406" text:style-name="L15">
        <text:list-item>
          <text:p text:style-name="P24">No OpenSees implementation; has been done by Rossi (2014) but code is not publicly available</text:p>
        </text:list-item>
        <text:list-item>
          <text:p text:style-name="P24">Doesn’t have a mechanism to capture fractu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MU Typewriter Text" svg:font-family="'CMU Typewriter Text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Times New Roman" fo:font-family="'Times New Roman'" style:font-style-name="Regular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false" fo:line-height="120%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font-size="20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font-size="13pt" fo:font-weight="bold" style:font-size-asian="115%" style:font-weight-asian="bold" style:font-size-complex="11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style:writing-mode="page"/>
      <style:text-properties style:font-name="CMU Typewriter Text" fo:font-family="'CMU Typewriter Text'" style:font-style-name="Regular" style:font-family-generic="modern" style:font-pitch="variable" fo:font-size="11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fo:font-size="11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 style:writing-mode="page"/>
      <style:text-properties fo:font-size="11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Talley</meta:initial-creator>
    <meta:creation-date>2018-01-08T14:11:32.431264247</meta:creation-date>
    <dc:date>2018-01-08T23:35:14.597565766</dc:date>
    <dc:creator>Peter Talley</dc:creator>
    <meta:editing-duration>PT12M59S</meta:editing-duration>
    <meta:editing-cycles>2</meta:editing-cycles>
    <meta:generator>LibreOffice/5.4.4.2$Linux_X86_64 LibreOffice_project/40m0$Build-2</meta:generator>
    <meta:printed-by>Peter Talley</meta:printed-by>
    <meta:print-date>2018-01-08T23:32:00.142742113</meta:print-date>
    <meta:document-statistic meta:table-count="0" meta:image-count="0" meta:object-count="0" meta:page-count="3" meta:paragraph-count="70" meta:word-count="593" meta:character-count="3853" meta:non-whitespace-character-count="3379"/>
  </office:meta>
</office:document-meta>
</file>